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925cm"/>
    </style:style>
    <style:style style:name="gr4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0.635cm" svg:x="0.635cm" svg:y="0.635cm">
          <text:p text:style-name="P1">Objec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635cm" svg:y1="2.54cm" svg:x2="0.635cm" svg:y2="8.255cm">
          <text:p text:style-name="P3"/>
        </draw:line>
        <draw:frame draw:style-name="gr3" draw:text-style-name="P4" draw:layer="layout" svg:width="6.35cm" svg:height="3.175cm" svg:x="0.635cm" svg:y="5.08cm">
          <draw:text-box>
            <text:p text:style-name="P3"><text:span text:style-name="T1">SetGuarded</text:span></text:p>
            <text:p text:style-name="P3"><text:span text:style-name="T1">setPrivate</text:span></text:p>
            <text:p text:style-name="P3"><text:span text:style-name="T1">setProtected</text:span></text:p>
            <text:p text:style-name="P3"><text:span text:style-name="T1">setSecurityManager</text:span></text:p>
            <text:p text:style-name="P3"><text:span text:style-name="T1">setUnguarded</text:span></text:p>
            <text:p text:style-name="P3"><text:span text:style-name="T1">source</text:span></text:p>
          </draw:text-box>
        </draw:frame>
        <draw:line draw:style-name="gr2" draw:text-style-name="P2" draw:layer="layout" svg:x1="6.985cm" svg:y1="8.255cm" svg:x2="0.635cm" svg:y2="8.255cm">
          <text:p text:style-name="P3"/>
        </draw:line>
        <draw:custom-shape draw:style-name="gr1" draw:text-style-name="P1" draw:layer="layout" svg:width="6.35cm" svg:height="0.635cm" svg:x="0.635cm" svg:y="1.905cm">
          <text:p text:style-name="P1">Class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1cm" svg:y1="1.27cm" svg:x2="3.81cm" svg:y2="1.905cm">
          <text:p text:style-name="P3"/>
        </draw:line>
        <draw:frame draw:style-name="gr4" draw:text-style-name="P4" draw:layer="layout" svg:width="6.35cm" svg:height="1.27cm" svg:x="0.635cm" svg:y="3.175cm">
          <draw:text-box>
            <text:p text:style-name="P4"><text:span text:style-name="T1">new</text:span></text:p>
            <text:p text:style-name="P4"><text:span text:style-name="T1">newFile</text:span></text:p>
          </draw:text-box>
        </draw:frame>
        <draw:line draw:style-name="gr2" draw:text-style-name="P2" draw:layer="layout" svg:x1="0.635cm" svg:y1="4.445cm" svg:x2="6.985cm" svg:y2="4.445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6-21T09:44:04</dc:date>
    <dc:language>en-US</dc:language>
    <meta:editing-cycles>6</meta:editing-cycles>
    <meta:editing-duration>PT24M49S</meta:editing-duration>
    <meta:user-defined meta:name="Info 1"/>
    <meta:user-defined meta:name="Info 2"/>
    <meta:user-defined meta:name="Info 3"/>
    <meta:user-defined meta:name="Info 4"/>
    <meta:document-statistic meta:object-count="8"/>
  </office:meta>
</office:document-meta>
</file>